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3" style:family="paragraph" style:parent-style-name="Standard">
      <style:paragraph-properties fo:text-align="center" style:justify-single-word="false"/>
      <style:text-properties fo:font-size="32pt" fo:font-weight="bold" officeooo:rsid="007eae96" style:font-size-asian="32pt" style:font-weight-asian="bold" style:font-size-complex="32pt" style:font-weight-complex="bold"/>
    </style:style>
    <style:style style:name="P4" style:family="paragraph" style:parent-style-name="Standard">
      <style:text-properties fo:font-size="14pt" style:font-size-asian="14pt" style:font-size-complex="14pt"/>
    </style:style>
    <style:style style:name="P5" style:family="paragraph" style:parent-style-name="Standard">
      <style:text-properties fo:font-size="14pt" fo:font-style="italic" style:font-size-asian="14pt" style:font-style-asian="italic" style:font-size-complex="14pt" style:font-style-complex="italic"/>
    </style:style>
    <style:style style:name="P6"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7" style:family="paragraph" style:parent-style-name="Standard">
      <style:text-properties fo:font-size="14pt" officeooo:rsid="00d9d0b7" officeooo:paragraph-rsid="00d9d0b7" style:font-size-asian="14pt" style:font-size-complex="14pt"/>
    </style:style>
    <style:style style:name="P8" style:family="paragraph" style:parent-style-name="Standard">
      <style:text-properties fo:font-size="14pt" officeooo:rsid="00d9d0b7" officeooo:paragraph-rsid="00e87ecd" style:font-size-asian="14pt" style:font-size-complex="14pt"/>
    </style:style>
    <style:style style:name="P9" style:family="paragraph" style:parent-style-name="Standard">
      <style:text-properties fo:font-size="14pt" officeooo:paragraph-rsid="00da1c31" style:font-size-asian="14pt" style:font-size-complex="14pt"/>
    </style:style>
    <style:style style:name="P10" style:family="paragraph" style:parent-style-name="Standard">
      <style:text-properties fo:font-size="14pt" officeooo:rsid="00da1c31" officeooo:paragraph-rsid="00da1c31" style:font-size-asian="14pt" style:font-size-complex="14pt"/>
    </style:style>
    <style:style style:name="P11" style:family="paragraph" style:parent-style-name="Standard">
      <style:text-properties fo:font-size="14pt" officeooo:rsid="00dbdb1d" officeooo:paragraph-rsid="00dbdb1d" style:font-size-asian="14pt" style:font-size-complex="14pt"/>
    </style:style>
    <style:style style:name="P12" style:family="paragraph" style:parent-style-name="Standard">
      <style:text-properties fo:font-size="14pt" officeooo:rsid="00dc0aca" officeooo:paragraph-rsid="00dc0aca" style:font-size-asian="14pt" style:font-size-complex="14pt"/>
    </style:style>
    <style:style style:name="P13" style:family="paragraph" style:parent-style-name="Standard">
      <style:text-properties fo:font-size="14pt" officeooo:rsid="00dc40ae" officeooo:paragraph-rsid="00dc40ae" style:font-size-asian="14pt" style:font-size-complex="14pt"/>
    </style:style>
    <style:style style:name="P14" style:family="paragraph" style:parent-style-name="Standard">
      <style:text-properties fo:font-size="14pt" officeooo:rsid="00dcf92f" officeooo:paragraph-rsid="00dcf92f" style:font-size-asian="14pt" style:font-size-complex="14pt"/>
    </style:style>
    <style:style style:name="P15" style:family="paragraph" style:parent-style-name="Standard">
      <style:text-properties fo:font-size="14pt" officeooo:rsid="00de7fad" officeooo:paragraph-rsid="00de7fad" style:font-size-asian="14pt" style:font-size-complex="14pt"/>
    </style:style>
    <style:style style:name="P16" style:family="paragraph" style:parent-style-name="Standard">
      <style:text-properties fo:font-size="14pt" officeooo:rsid="00deb946" officeooo:paragraph-rsid="00deb946" style:font-size-asian="14pt" style:font-size-complex="14pt"/>
    </style:style>
    <style:style style:name="P17" style:family="paragraph" style:parent-style-name="Standard">
      <style:text-properties fo:font-size="14pt" officeooo:rsid="00dfa477" officeooo:paragraph-rsid="00dfa477" style:font-size-asian="14pt" style:font-size-complex="14pt"/>
    </style:style>
    <style:style style:name="P18" style:family="paragraph" style:parent-style-name="Standard">
      <style:text-properties fo:font-size="14pt" officeooo:paragraph-rsid="00e323c2" style:font-size-asian="14pt" style:font-size-complex="14pt"/>
    </style:style>
    <style:style style:name="P19" style:family="paragraph" style:parent-style-name="Standard">
      <style:text-properties fo:font-size="14pt" officeooo:rsid="00e1e614" officeooo:paragraph-rsid="00e1e614" style:font-size-asian="14pt" style:font-size-complex="14pt"/>
    </style:style>
    <style:style style:name="P20" style:family="paragraph" style:parent-style-name="Standard">
      <style:text-properties fo:font-size="14pt" officeooo:rsid="00e33556" officeooo:paragraph-rsid="00e33556" style:font-size-asian="14pt" style:font-size-complex="14pt"/>
    </style:style>
    <style:style style:name="P21" style:family="paragraph" style:parent-style-name="Standard">
      <style:text-properties fo:font-size="14pt" officeooo:rsid="00e513ab" officeooo:paragraph-rsid="00e513ab" style:font-size-asian="14pt" style:font-size-complex="14pt"/>
    </style:style>
    <style:style style:name="P22" style:family="paragraph" style:parent-style-name="Standard">
      <style:text-properties fo:font-size="14pt" officeooo:rsid="00e65256" officeooo:paragraph-rsid="00e65256" style:font-size-asian="14pt" style:font-size-complex="14pt"/>
    </style:style>
    <style:style style:name="P23" style:family="paragraph" style:parent-style-name="Standard">
      <style:text-properties fo:font-size="14pt" officeooo:rsid="00e87ecd" officeooo:paragraph-rsid="00e87ecd" style:font-size-asian="14pt" style:font-size-complex="14pt"/>
    </style:style>
    <style:style style:name="P24" style:family="paragraph" style:parent-style-name="Standard">
      <style:text-properties fo:font-size="14pt" officeooo:rsid="00e87ecd" officeooo:paragraph-rsid="00e8a541" style:font-size-asian="14pt" style:font-size-complex="14pt"/>
    </style:style>
    <style:style style:name="P25" style:family="paragraph" style:parent-style-name="Standard">
      <style:text-properties fo:font-size="14pt" officeooo:rsid="00e8a541" officeooo:paragraph-rsid="00e8a541" style:font-size-asian="14pt" style:font-size-complex="14pt"/>
    </style:style>
    <style:style style:name="P26" style:family="paragraph" style:parent-style-name="Standard">
      <style:text-properties fo:font-size="14pt" officeooo:rsid="00e90193" officeooo:paragraph-rsid="00e90193" style:font-size-asian="14pt" style:font-size-complex="14pt"/>
    </style:style>
    <style:style style:name="P27" style:family="paragraph" style:parent-style-name="Standard">
      <style:text-properties fo:font-size="14pt" fo:font-weight="bold" officeooo:rsid="00dfa477" officeooo:paragraph-rsid="00dfa477" style:font-size-asian="14pt" style:font-weight-asian="bold" style:font-size-complex="14pt" style:font-weight-complex="bold"/>
    </style:style>
    <style:style style:name="P28" style:family="paragraph" style:parent-style-name="Standard">
      <style:text-properties fo:font-size="14pt" fo:font-weight="bold" officeooo:rsid="00e1564a" officeooo:paragraph-rsid="00e1564a" style:font-size-asian="14pt" style:font-weight-asian="bold" style:font-size-complex="14pt" style:font-weight-complex="bold"/>
    </style:style>
    <style:style style:name="P29" style:family="paragraph" style:parent-style-name="Standard">
      <style:text-properties fo:font-size="14pt" fo:font-weight="bold" officeooo:rsid="00e87ecd" officeooo:paragraph-rsid="00e87ecd" style:font-size-asian="14pt" style:font-weight-asian="bold" style:font-size-complex="14pt" style:font-weight-complex="bold"/>
    </style:style>
    <style:style style:name="P30" style:family="paragraph" style:parent-style-name="Standard">
      <style:text-properties fo:font-size="14pt" style:text-underline-style="solid" style:text-underline-width="auto" style:text-underline-color="font-color" fo:font-weight="bold" officeooo:rsid="00e1564a" officeooo:paragraph-rsid="00e1564a" style:font-size-asian="14pt" style:font-weight-asian="bold" style:font-size-complex="14pt" style:font-weight-complex="bold"/>
    </style:style>
    <style:style style:name="P31" style:family="paragraph" style:parent-style-name="Standard">
      <style:text-properties fo:font-size="14pt" style:text-underline-style="solid" style:text-underline-width="auto" style:text-underline-color="font-color" fo:font-weight="bold" officeooo:rsid="00e1e614" officeooo:paragraph-rsid="00e1e614" style:font-size-asian="14pt" style:font-weight-asian="bold" style:font-size-complex="14pt" style:font-weight-complex="bold"/>
    </style:style>
    <style:style style:name="P32" style:family="paragraph" style:parent-style-name="Standard">
      <style:text-properties fo:font-size="14pt" style:text-underline-style="solid" style:text-underline-width="auto" style:text-underline-color="font-color" fo:font-weight="bold" officeooo:rsid="00e513ab" officeooo:paragraph-rsid="00e513ab" style:font-size-asian="14pt" style:font-weight-asian="bold" style:font-size-complex="14pt" style:font-weight-complex="bold"/>
    </style:style>
    <style:style style:name="P33" style:family="paragraph" style:parent-style-name="Standard">
      <style:text-properties fo:font-size="14pt" style:text-underline-style="solid" style:text-underline-width="auto" style:text-underline-color="font-color" fo:font-weight="bold" officeooo:rsid="00e65256" officeooo:paragraph-rsid="00e65256" style:font-size-asian="14pt" style:font-weight-asian="bold" style:font-size-complex="14pt" style:font-weight-complex="bold"/>
    </style:style>
    <style:style style:name="P34" style:family="paragraph" style:parent-style-name="Standard">
      <style:text-properties fo:font-size="14pt" style:text-underline-style="solid" style:text-underline-width="auto" style:text-underline-color="font-color" fo:font-weight="bold" officeooo:rsid="00e70155" officeooo:paragraph-rsid="00e70155" style:font-size-asian="14pt" style:font-weight-asian="bold" style:font-size-complex="14pt" style:font-weight-complex="bold"/>
    </style:style>
    <style:style style:name="P35" style:family="paragraph" style:parent-style-name="Standard">
      <style:text-properties fo:font-size="14pt" style:text-underline-style="solid" style:text-underline-width="auto" style:text-underline-color="font-color" fo:font-weight="bold" officeooo:rsid="00e8a541" officeooo:paragraph-rsid="00e8a541" style:font-size-asian="14pt" style:font-weight-asian="bold" style:font-size-complex="14pt" style:font-weight-complex="bold"/>
    </style:style>
    <style:style style:name="P36" style:family="paragraph" style:parent-style-name="Standard">
      <style:text-properties fo:font-size="14pt" style:text-underline-style="solid" style:text-underline-width="auto" style:text-underline-color="font-color" fo:font-weight="bold" officeooo:rsid="00eac8a2" officeooo:paragraph-rsid="00eac8a2" style:font-size-asian="14pt" style:font-weight-asian="bold" style:font-size-complex="14pt" style:font-weight-complex="bold"/>
    </style:style>
    <style:style style:name="P37" style:family="paragraph" style:parent-style-name="Standard">
      <style:paragraph-properties fo:text-align="center" style:justify-single-word="false"/>
      <style:text-properties fo:font-size="20pt" fo:font-weight="bold" officeooo:paragraph-rsid="00da1c31" style:font-size-asian="20pt" style:font-weight-asian="bold" style:font-size-complex="20pt" style:font-weight-complex="bold"/>
    </style:style>
    <style:style style:name="P38" style:family="paragraph" style:parent-style-name="Standard">
      <style:paragraph-properties fo:text-align="center" style:justify-single-word="false"/>
      <style:text-properties fo:font-size="20pt" fo:font-weight="bold" officeooo:paragraph-rsid="00e323c2" style:font-size-asian="20pt" style:font-weight-asian="bold" style:font-size-complex="20pt" style:font-weight-complex="bold"/>
    </style:style>
    <style:style style:name="T1" style:family="text">
      <style:text-properties officeooo:rsid="0091e28d"/>
    </style:style>
    <style:style style:name="T2" style:family="text">
      <style:text-properties officeooo:rsid="00d9d0b7"/>
    </style:style>
    <style:style style:name="T3" style:family="text">
      <style:text-properties officeooo:rsid="00da1c31"/>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dbdb1d" style:font-weight-asian="normal" style:font-weight-complex="normal"/>
    </style:style>
    <style:style style:name="T7" style:family="text">
      <style:text-properties fo:font-weight="normal" officeooo:rsid="00dc0aca" style:font-weight-asian="normal" style:font-weight-complex="normal"/>
    </style:style>
    <style:style style:name="T8" style:family="text">
      <style:text-properties fo:font-weight="normal" officeooo:rsid="00dcf92f" style:font-weight-asian="normal" style:font-weight-complex="normal"/>
    </style:style>
    <style:style style:name="T9" style:family="text">
      <style:text-properties fo:font-weight="normal" officeooo:rsid="00dfa477" style:font-weight-asian="normal" style:font-weight-complex="normal"/>
    </style:style>
    <style:style style:name="T10" style:family="text">
      <style:text-properties fo:font-weight="normal" officeooo:rsid="00e33556" style:font-weight-asian="normal" style:font-weight-complex="normal"/>
    </style:style>
    <style:style style:name="T11" style:family="text">
      <style:text-properties fo:font-weight="normal" officeooo:rsid="00e513ab" style:font-weight-asian="normal" style:font-weight-complex="normal"/>
    </style:style>
    <style:style style:name="T12" style:family="text">
      <style:text-properties fo:font-weight="normal" officeooo:rsid="00e87ecd" style:font-weight-asian="normal" style:font-weight-complex="normal"/>
    </style:style>
    <style:style style:name="T13" style:family="text">
      <style:text-properties fo:font-weight="normal" officeooo:rsid="00e8a541" style:font-weight-asian="normal" style:font-weight-complex="normal"/>
    </style:style>
    <style:style style:name="T14" style:family="text">
      <style:text-properties fo:font-weight="normal" officeooo:rsid="00deb946" style:font-weight-asian="normal" style:font-weight-complex="normal"/>
    </style:style>
    <style:style style:name="T15" style:family="text">
      <style:text-properties fo:font-weight="normal" officeooo:rsid="00e90193" style:font-weight-asian="normal" style:font-weight-complex="normal"/>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style:text-underline-style="solid" style:text-underline-width="auto" style:text-underline-color="font-color" fo:font-weight="bold" officeooo:rsid="00e8a541" style:font-weight-asian="bold" style:font-weight-complex="bold"/>
    </style:style>
    <style:style style:name="T19" style:family="text">
      <style:text-properties style:text-underline-style="solid" style:text-underline-width="auto" style:text-underline-color="font-color" fo:font-weight="bold" officeooo:rsid="00eac8a2" style:font-weight-asian="bold" style:font-weight-complex="bold"/>
    </style:style>
    <style:style style:name="T20" style:family="text">
      <style:text-properties officeooo:rsid="00dbdb1d"/>
    </style:style>
    <style:style style:name="T21" style:family="text">
      <style:text-properties style:text-underline-style="none"/>
    </style:style>
    <style:style style:name="T22" style:family="text">
      <style:text-properties style:text-underline-style="none" fo:font-weight="normal" style:font-weight-asian="normal" style:font-weight-complex="normal"/>
    </style:style>
    <style:style style:name="T23" style:family="text">
      <style:text-properties style:text-underline-style="none" fo:font-weight="normal" officeooo:rsid="00e65256" style:font-weight-asian="normal" style:font-weight-complex="normal"/>
    </style:style>
    <style:style style:name="T24" style:family="text">
      <style:text-properties style:text-underline-style="none" fo:font-weight="normal" officeooo:rsid="00e70155" style:font-weight-asian="normal" style:font-weight-complex="normal"/>
    </style:style>
    <style:style style:name="T25" style:family="text">
      <style:text-properties officeooo:rsid="00e323c2"/>
    </style:style>
    <style:style style:name="T26" style:family="text">
      <style:text-properties officeooo:rsid="00e513ab"/>
    </style:style>
    <style:style style:name="T27" style:family="text">
      <style:text-properties officeooo:rsid="00eac8a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ataxe-64</text:p>
      <text:p text:style-name="P3"><text:span text:style-name="T27">Issues, options and flags</text:span>.</text:p>
      <text:p text:style-name="P1">Richard Parker <text:span text:style-name="T2">23.9</text:span>.201<text:span text:style-name="T1">7</text:span></text:p>
      <text:p text:style-name="P5"/>
      <text:p text:style-name="P6">Section 1 – Introduction</text:p>
      <text:p text:style-name="P4"/>
      <text:p text:style-name="P7">This document <text:span text:style-name="T3">is intended primarily as a brainstorm to list the options, flags and other issues that I feel need to be discussed and at least a preliminary way forward found, in an attempt to simplify meataxe64 sufficiently to make it usable, and ideally even user-friendly, for a wider audience than just Jon and myself.</text:span></text:p>
      <text:p text:style-name="P7"/>
      <text:p text:style-name="P10">Section 2 simply lists the problems.<text:span text:style-name="T20"> <text:s/>Most of this list was produced by running through Jon's documentation of the meataxe2000 system, referred to here as Jon2000.</text:span></text:p>
      <text:p text:style-name="P10"/>
      <text:p text:style-name="P23">Section 3 discusses the thorny problem of options, where clearly different people have different requirements and we are, to some extent, trying to please all the people all the time. <text:s/>Nevertheless I'd like to do my best.</text:p>
      <text:p text:style-name="P8"/>
      <text:p text:style-name="P37">Section <text:span text:style-name="T3">2</text:span> – <text:span text:style-name="T3">The Brainstorm.</text:span></text:p>
      <text:p text:style-name="P9"/>
      <text:p text:style-name="P10"><text:span text:style-name="T17">1. <text:s/>Distributed working. </text:span><text:s/>One driving force for meataxe2000 (albeit perhaps a secondary one) was to be able to chop matrices up so that multiple <text:span text:style-name="T4">machines</text:span><text:span text:style-name="T5"> could simultaneously work on them. <text:s/>The resilience of cache-coherent structures has, in the meantime, surprised me, so that we now regularly work with 32 or 64-core machines on a shared memory architecture, and meataxe64 has taken this into account for multiplication and Gaussian, which are, I believe, the only cases where it really matters. <text:s/>Nevertheless, I still retain a worry (or perhaps a hope?) that ultimately cache-coherency will run out of steam, and for meataxe64 to cope with machines of the future, it will need to find ways to use machines with fast communication, but not shared memory.</text:span><text:span text:style-name="T15"> <text:s/>This would hopefully replace all the "exploded" programs by (future) programs capable of doing this more systematically and automatically, but I have little idea as to how to do this so far. <text:s/>There are security considerations here also.</text:span></text:p>
      <text:p text:style-name="P10"><text:span text:style-name="T5"/></text:p>
      <text:p text:style-name="P10"><text:span text:style-name="T17">2. <text:s/>Format for finite field entries.</text:span><text:span text:style-name="T5"> <text:s/></text:span><text:span text:style-name="T6">In Jon2000, JGT considers the best format for matrices. <text:s/>Meataxe64 takes a different approach, in that format conversions are everywhere included in the HPMI so that a good format no longer needs to consider the speed of multiplication, allowing disk and memory bandwidth considerations to be given greater weight. <text:s/>Nevertheless, there remain inefficiencies. <text:s/>For example mod 7 meatax64 packs only two entries </text:span><text:span text:style-name="T5"><text:s/></text:span><text:span text:style-name="T6">in a byte, whereas 5 entries fit easily into 16 bits. <text:s/>Also on disk (but not in memory) the data is zero-compressed, aiming to take advantage of sparsity.</text:span></text:p>
      <text:p text:style-name="P10"><text:soft-page-break/><text:span text:style-name="T6"/></text:p>
      <text:p text:style-name="P11"><text:span text:style-name="T17">3. <text:s/>Indicators in characteristic 2.</text:span><text:span text:style-name="T5"> <text:s/>In odd characteristic, a quadratic form is simply a matrix, and the "standard basis" procedure can readily find it. <text:s/>In characteristic 2, however, a quadratic form is not conveniently represented by a matrix, and personally I do not have a good idea as to how to proceed. <text:s/>We want to be able to tell whether there is a quadratic form, to find it explicitly, to find its "sign" and probably also to change the basis into a standard form</text:span><text:span text:style-name="T7">.</text:span></text:p>
      <text:p text:style-name="P11"><text:span text:style-name="T7"/></text:p>
      <text:p text:style-name="P12"><text:span text:style-name="T17">4. <text:s/>Handling permutations.</text:span><text:span text:style-name="T5"> <text:s/>There are five header words in a meataxe64 matrix, and the first is a "type". <text:s/>Currently 1 is flat matrix, 2 is a bit-string, 3 is a map/permutation and there is a plan that 4 is some sort of "algebra" file. <text:s/>Further types ("sparsified matrix" for characteristic polynomial, "polynomial" to include root-finding (for Holt-Rees) and factorization, "tensor" format etc.) will probably be added in due course. <text:s/>It is hoped that this scheme will allow for the "form" of a matrix to be independently handled at a low-ish level so that options are not needed for this sort of thing, and that error messages are given for unimplemented or impossible operations.</text:span></text:p>
      <text:p text:style-name="P12"><text:span text:style-name="T5"/></text:p>
      <text:p text:style-name="P13"><text:span text:style-name="T17">5. <text:s/>The use of shell-scripts.</text:span><text:span text:style-name="T5"> <text:s/>It is my experience with newbies that they generally prefer to understand what they are doing, and that shell-scripts to conceal problems that they know nothing of are a big source of resistance.</text:span><text:span text:style-name="T8"> <text:s/>Ideally all the options and flags can be handled by good design, but I'm pretty sure that utopia is unachievable. <text:s/>Perhaps another way forward is to have two programs - one that has no options and one that has loads. <text:s/>To be Discussed</text:span><text:span text:style-name="T10"> - further thoughts in section 3.</text:span></text:p>
      <text:p text:style-name="P13"><text:span text:style-name="T8"/></text:p>
      <text:p text:style-name="P14"><text:span text:style-name="T17">6. <text:s/>Makefiles.</text:span><text:span text:style-name="T5"> <text:s/>The more advanced (but still fairly newbie) user, by which I mean Klaus or Alex really, may want to make minor changes to the building system, and cannot be expected to know "make". <text:s/>Indeed I don't either. <text:s/>Hence a "make" system is, in my opinion, only suitable for systems where either the makefile handles all cases and never needs to be changed, or where the user can be expected to have that level of knowledge. <text:s/>That pretty-much excludes Klaus and Alex, and to some extent me, and although you may use it, and distribute it to complete newbies, something simpler is also needed.</text:span></text:p>
      <text:p text:style-name="P14"><text:span text:style-name="T5"/></text:p>
      <text:p text:style-name="P15"><text:span text:style-name="T17">7. <text:s/>Warnings.</text:span><text:span text:style-name="T5"> <text:s/>I fully agree with your principle, and indeed would add the requirement that valgrind gives no errors either. <text:s/>I doubt whether the current offering satisfies these lofty standards, and should be upgraded until it does.</text:span></text:p>
      <text:p text:style-name="P15"><text:span text:style-name="T5"/></text:p>
      <text:p text:style-name="P15"><text:span text:style-name="T17">8. <text:s/>Logging.</text:span><text:span text:style-name="T5"> <text:s/>Meataxe64 has a logging system, intended to enable critical results to be duplicated and as a diagnostic when things go wrong. <text:s/>This adds a bit to the complexity, but has several positive aspects. <text:s/>My feeling is that it should be retained, but I think the question is worth asking.</text:span></text:p>
      <text:p text:style-name="P15"><text:span text:style-name="T5"/></text:p>
      <text:p text:style-name="P15"><text:span text:style-name="T17">9. <text:s/>stdout/stderr. </text:span><text:span text:style-name="T5"><text:s/>I agree that errors should go to stderr and expected output to stdout. <text:s/>I haven't (yet) even tried to do this, however - didn't think of it.</text:span></text:p>
      <text:p text:style-name="P15"><text:span text:style-name="T5"/></text:p>
      <text:p text:style-name="P15"><text:soft-page-break/><text:span text:style-name="T17">10. <text:s/>Memory usage.</text:span><text:span text:style-name="T5"> <text:s/>At the moment, meataxe64 has a "MEGABYTES" value in the tuning.h file, and meataxe2000 has a -m flag. <text:s/>To be honest, I don't like either of them, but do not know a good way. <text:s/>This is probably quite a hard, but important topic.</text:span></text:p>
      <text:p text:style-name="P15"><text:span text:style-name="T5"/></text:p>
      <text:p text:style-name="P15"><text:span text:style-name="T17">11. <text:s/>Quiet/verbose mode.</text:span><text:span text:style-name="T5"> <text:s/>I do not have this much. <text:s/>There are #defines in a couple of places that I have used for debugging, and generally prefer this for lower levels. <text:s/>I am quite resitant to making this a run-time option, as it clutters the code and scripts for something that the user is not interested in.</text:span></text:p>
      <text:p text:style-name="P15"><text:span text:style-name="T5"/></text:p>
      <text:p text:style-name="P16"><text:span text:style-name="T17">12. <text:s/>Simple programs.</text:span><text:span text:style-name="T5"> <text:s/>meataxe64 has quite a few of these, whereas meataxe200 has just nullspace and rank. <text:s/>My plan is that these are obtained by appending a 1 to the sourcefilename, so that zrn does a rank, and zrn1 does it simply, with the same interface. <text:s/>This precludes the use of options that affect behavior (as against performance-related options) and needs to be thought through a bit more. <text:s/>My suggestion is that zrn is a powerful program with minimal or no options, zrn1 is compatible but simple, and that zrn2 has whatever options may be useful, but they are all optional so that running it like zrn/zrn1 still works. </text:span></text:p>
      <text:p text:style-name="P16"><text:span text:style-name="T5"/></text:p>
      <text:p text:style-name="P16"><text:span text:style-name="T17">13. <text:s/>Adding permutations to matrices.</text:span><text:span text:style-name="T5"> <text:s/>I am not convinced that doing this silently is a good idea, but if we elect to allow it, we should also allow two permutations to be added.</text:span></text:p>
      <text:p text:style-name="P16"><text:span text:style-name="T5"/></text:p>
      <text:p text:style-name="P16"><text:span text:style-name="T17">14. <text:s/>Recovery from failure.</text:span><text:span text:style-name="T5"> <text:s/>It seems possible that a program could look at a shell-script and a logfile, and produce a shell-script to carry on from where it left off.</text:span></text:p>
      <text:p text:style-name="P16"><text:span text:style-name="T5"/></text:p>
      <text:p text:style-name="P16"><text:span text:style-name="T17">15. <text:s/></text:span><text:span text:style-name="T18">B</text:span><text:span text:style-name="T17">it-string/remnant form.</text:span><text:span text:style-name="T5"> <text:s/>meataxe64 considers all echelon forms to be in bit-string/remnant form for Negative Reduced Echelon Form. <text:s/>Internally this seems pretty much a done-deal, but it is not so clear it should be exposed to the user. <text:s/>Perhaps we should invent a file-type that include both bit-string and remnant?</text:span></text:p>
      <text:p text:style-name="P16"><text:span text:style-name="T5"/></text:p>
      <text:p text:style-name="P16"><text:span text:style-name="T17">16. <text:s/>Finding delta-words and peak-words.</text:span><text:span text:style-name="T5"> <text:s/>I did do some stuff on this years ago, but it has not yet made its way into meataxe64. <text:s/>I suspect also that Hold-Rees should be included in here somewhere</text:span><text:span text:style-name="T12">, since this makes it Las Vegas Cubic, hopefully avoiding the need for poop-breaking</text:span><text:span text:style-name="T5">. <text:s/></text:span><text:span text:style-name="T9">I suspect this needs considerable thought and design</text:span><text:span text:style-name="T13">, possibly including a new file type to replace the "filter" in meataxe2000</text:span><text:span text:style-name="T12"> </text:span></text:p>
      <text:p text:style-name="P16"><text:span text:style-name="T9"/></text:p>
      <text:p text:style-name="P17"><text:span text:style-name="T17">17. <text:s/>Intersection and union of sub-spaces.</text:span><text:span text:style-name="T5"> <text:s/>As far as I know, these two operations have not yet been properly considered, and dealing with them efficiently on two NREF spaces is a whole new idea.</text:span></text:p>
      <text:p text:style-name="P17"><text:span text:style-name="T5"/></text:p>
      <text:p text:style-name="P17"><text:span text:style-name="T17">18. <text:s/>Full lattice of submodules.</text:span><text:span text:style-name="T5"> <text:s/>Following on from this, there is the issue of finding the lattice of submodules in some way. <text:s/>A composition series would be a start. <text:s/>I believe there is a theorem that in a 3N dimensional spaces, any set of N and 2N dimensional subspaces form a </text:span><text:span text:style-name="T4">Desarguesian</text:span><text:span text:style-name="T5"> plane (Benson told me that once) which is, I think, an important result in this area. <text:s/>Find a good notation for an explicit (i.e. with a basis implicitly given) description of the </text:span><text:soft-page-break/><text:span text:style-name="T5">full lattice of invariant submodules.</text:span></text:p>
      <text:p text:style-name="P17"><text:span text:style-name="T5"/></text:p>
      <text:p text:style-name="P17"><text:span text:style-name="T17">19. <text:s/>Clean, and clean-and-extend.</text:span><text:span text:style-name="T5"> <text:s/>These are currently done by column extract, multiply, pivot combine and row-riffle. <text:s/>There probably should be combination functions to allow a user who does not know NREF theory to do this sort of stuff.</text:span></text:p>
      <text:p text:style-name="P17"><text:span text:style-name="T5"/></text:p>
      <text:p text:style-name="P17"><text:span text:style-name="T17">20. <text:s/>Decompose.</text:span><text:span text:style-name="T5"> <text:s/>There has been little or no work done to implement this, even in the simplest case of taking out regular summands. <text:s/>We ought to get on with this at some point.</text:span></text:p>
      <text:p text:style-name="P17"><text:span text:style-name="T5"/></text:p>
      <text:p text:style-name="P17"><text:span text:style-name="T17">21. <text:s/>Tensor condense.</text:span><text:span text:style-name="T5"> <text:s/>My feeling is that the general form of tensor-condense uses decompose and various other functions which, as far as I know so far, will not impair the performance or usability of tensor-condense in it simplest case (H of p' order). <text:s/>I feel a better theoretical understanding of this should precede any serious programming on the subject.</text:span></text:p>
      <text:p text:style-name="P17"><text:span text:style-name="T5"/></text:p>
      <text:p text:style-name="P27"><text:span text:style-name="T16">22. <text:s/>Permutation condense.</text:span><text:span text:style-name="T5"> <text:s/>Meataxe64 also has no programs yet for even the simplest form of permutation condensation, and again I feel that the theory should be the first port of call. <text:s/>In this case, however, I (at least) have a better idea of how this can go, and feel that programming can start, though perhaps not yet in final form.</text:span></text:p>
      <text:p text:style-name="P27"><text:span text:style-name="T5"/></text:p>
      <text:p text:style-name="P28"><text:span text:style-name="T16">23. <text:s/>Vector permute</text:span><text:span text:style-name="T5">. <text:s/>Here there are at least two issues to confront - helper-subgroups and multiple-cores. <text:s/>I feel this is probably an important area to get to grips with.</text:span></text:p>
      <text:p text:style-name="P28"><text:span text:style-name="T5"/></text:p>
      <text:p text:style-name="P30">24. <text:s/>Projecting and lifting vectors.<text:span text:style-name="T22"> <text:s/>We need something to do this, though whether it should take account of a whole lattice of submodules or just one is not clear to me.</text:span></text:p>
      <text:p text:style-name="P30"><text:span text:style-name="T22"/></text:p>
      <text:p text:style-name="P30">25. <text:s/>Standard basis vector ordering.<text:span text:style-name="T22"> <text:s/>My impression is that one may want to change the way many things are done, and that we will eventually want to be able to work with multiple "standard" basis. <text:s/>I am vaguely thinking that this could go into the "algebra" file.</text:span></text:p>
      <text:p text:style-name="P30"><text:span text:style-name="T22"/></text:p>
      <text:p text:style-name="P30">26. <text:s/>Split strategy.<text:span text:style-name="T22"> <text:s/>Similarly giving preference to certain (e.g. permutation) generators and using relators can positively affect the performance of split, which is likely to be the slowest operation and therefore most in need of such things.</text:span></text:p>
      <text:p text:style-name="P30"><text:span text:style-name="T22"/></text:p>
      <text:p text:style-name="P30">27. <text:s/>"Using intermediate files".<text:span text:style-name="T22"> <text:s/>My hope here is that this can be automatic.</text:span></text:p>
      <text:p text:style-name="P30"><text:span text:style-name="T22"/></text:p>
      <text:p text:style-name="P31">28. <text:s/>Straight-line programs and pubcrawl.<text:span text:style-name="T22"> <text:s/>The concept of a pubcrawl is of some significance. <text:s/>Given a permutation representation, a pubcrawl is a straight-line program that visits each point exactly once, and can be automated. <text:s/>Similarly the computation of modular characters requires a straight-line program to visit each conjugacy class exactly once. <text:s/>These methods are necessary for several different things.</text:span></text:p>
      <text:p text:style-name="P31"><text:span text:style-name="T22"/></text:p>
      <text:p text:style-name="P31">29. <text:s/>Conjugate.<text:span text:style-name="T22"> <text:s/>This is a script of meataxe2000 that I feel should be a program in meataxe64. <text:s/>It can be considered as the typical member of its class - there should be no difficulty writing it.</text:span></text:p>
      <text:p text:style-name="P31"><text:soft-page-break/><text:span text:style-name="T22"/></text:p>
      <text:p text:style-name="P19"><text:span text:style-name="T17">30. <text:s/>"Group" algebra elements - the f's.</text:span><text:span text:style-name="T22"> <text:s/>I have not yet found a way of handling f1,f2, f3 etc. that I feel is satisfactory when there are three or more generators, and indeed I am totally confused in this area.</text:span></text:p>
      <text:p text:style-name="P17"><text:span text:style-name="T5"/></text:p>
      <text:p text:style-name="P22"><text:span text:style-name="T17">31. <text:s/>What is this matrix? </text:span><text:span text:style-name="T5"><text:s/>meataxe2000 has several programs to produce properties of a matrix for use (presumably) in shell-scripts. <text:s/>I am inclined to put these functions into a single program, expecting it to be used only in JGT shell-scripts. <text:s/>Nevertheless there is a use for a program that looks at a file and tells you ten lines or so about it - field, rows, columns, type - to remind you of what it is. <text:s/>This is currently missing from meataxe64 and is a good idea.</text:span></text:p>
      <text:p text:style-name="P22"><text:span text:style-name="T12"/></text:p>
      <text:p text:style-name="P29"><text:span text:style-name="T16">32. <text:s/>Symmetry-basis stuff.</text:span><text:span text:style-name="T5"> <text:s/>I currently have no real idea what this is about, and suspect that this is, partly at least, because I want to make it work with non p' cases also. <text:s/>This requires some theoretical work which is probably for me to do first, but you can help by giving references and assistance initially, and probably programming later.</text:span></text:p>
      <text:p text:style-name="P29"><text:span text:style-name="T5"/></text:p>
      <text:p text:style-name="P24"><text:span text:style-name="T18">33. <text:s/>Software layers.</text:span><text:span text:style-name="T13"> <text:s/></text:span><text:span text:style-name="T5">My own feeling is that there is a "functions" layer of subroutines taking file-name parameters that do all the work, and which are not designed to be hacked by inexperienced people, and that there be "programs" (i.e. things containing "main") that do everything we think many people will need to do, written simply to call a few "functions". <text:s/>Shell-scripts are then for individuals to write to do the things they particularly want to do (search for projective planes, find the quiver, tensor-condense, factorize polynomials, lift <text:s/>to characteristic zero etc.) and they should be at liberty to choose their own scripting language suitable for their needs.</text:span><text:span text:style-name="T13"> <text:s/>The"functions" and "programs" should be well-documented.</text:span></text:p>
      <text:p text:style-name="P24"><text:span text:style-name="T13"/></text:p>
      <text:p text:style-name="P25"><text:span text:style-name="T17">34. <text:s/>Representations.</text:span><text:span text:style-name="T5"> <text:s/>In its original form, the meataxe has </text:span><text:span text:style-name="T15">seven</text:span><text:span text:style-name="T5"> programs - AD, MU, NS, </text:span><text:span text:style-name="T15">SB, </text:span><text:span text:style-name="T5">SP, TR, TE - and some shell scripts so that things could be done with pairs of matrices considered as a representation. <text:s/>I would like there to be a set of programs to replace those shell-scripts, and the</text:span><text:span text:style-name="T15">ir</text:span><text:span text:style-name="T5"> design is still unclear to me.</text:span></text:p>
      <text:p text:style-name="P25"><text:span text:style-name="T5"/></text:p>
      <text:p text:style-name="P26"><text:span text:style-name="T17">35. <text:s/>Export and import. </text:span><text:span text:style-name="T5"><text:s/>Meataxe2000, Aachen, GAP and Magma are certainly on the list.</text:span></text:p>
      <text:p text:style-name="P26"><text:span text:style-name="T5"/></text:p>
      <text:p text:style-name="P26"><text:span text:style-name="T17">36. <text:s/></text:span><text:span text:style-name="T19">Pre-thrash and h</text:span><text:span text:style-name="T17">andling null-spaces.</text:span><text:span text:style-name="T5"> <text:s/>If a matrix of nullity two or more is found and (for whatever reason) it is to be spin-ed or standard-basis-ed, the initial stages are typically IO-bound anyway, and it is just as fast to spin up a basis for the null-space, not just one vector. <text:s/>The choice as to which vector to spin up can then be delayed until after this "pre-thrash" stage, saving a lot of time if more than one vector is to be spun, and possibly allowing the choice to be more informed (using some condensation/rip-off ideas).</text:span></text:p>
      <text:p text:style-name="P24"><text:span text:style-name="T14"/></text:p>
      <text:p text:style-name="P38">Section <text:span text:style-name="T25">3</text:span> – <text:span text:style-name="T25">Options and flags</text:span></text:p>
      <text:p text:style-name="P18"/>
      <text:p text:style-name="P20">In general, any program may be usable in many ways, with slightly different inputs, outputs and algorithms being appropriate to different circumstances. <text:s/>When a system is being developed <text:soft-page-break/>commercially, even in an Open Source environment, the aim is usually to make the programs easy to install, easy to use and to make the system easy to maintain for the developer.</text:p>
      <text:p text:style-name="P20"/>
      <text:p text:style-name="P20">Meataxe64, however, is aimed at mathematics research workers. <text:s/>As a rule these are not so aware of modern computer "industry standards" and indeed innovation often comes from breaking the traditional rules<text:span text:style-name="T26"> even if they are known</text:span>.<text:span text:style-name="T5"> <text:s/>There is therefore an additional requirement that the user (usually significantly smarter than </text:span><text:span text:style-name="T11">the </text:span><text:span text:style-name="T5">average</text:span><text:span text:style-name="T11"> commercial user</text:span><text:span text:style-name="T5">) is able to understand at least the higher levels of what (s)he is using, so that options and flags in both shell-scripts and top-level programs are a significant problem. <text:s/>Indeed, shell-scripts themselves are not always the best idea - we have no idea what the user may be trying to do with our programs.</text:span></text:p>
      <text:p text:style-name="P20"><text:span text:style-name="T5"/></text:p>
      <text:p text:style-name="P20"><text:span text:style-name="T5">The aim of this discussion is therefore to consider each option in detail, and try to determine the best way to default it, and the best way to allow the (more expert) user to vary it. <text:s/>The ideal is to default it so silently that the user is not even aware that it can be varied until (s)he needs to vary it, that this evil occurrence be rendered as infrequent as possible, and that its variation be as simple as possible once its need is realized.</text:span></text:p>
      <text:p text:style-name="P20"><text:span text:style-name="T5"/></text:p>
      <text:p text:style-name="P21"><text:span text:style-name="T17">Option-1 Technology.</text:span><text:span text:style-name="T5"> <text:s/>There are four versions of the "pcrit" (performance-critical-routines) module, namely GEN, NEH, PIL and HAS. <text:s/>In the near-ish future ZEN (tuned for Ryzen and V64 (tuned for AVX-512F with 64-byte registers) will probably be developed also. <text:s/>The choice as to which one to use is currently a compulsory parameter to the "makl" (MAKe Library) shell-script. <text:s/>There are thoughts that it should be determined at run-time (using CPUID) so that the same binaries can be used on machines with different technology. <text:s/></text:span></text:p>
      <text:p text:style-name="P20"><text:span text:style-name="T5"/></text:p>
      <text:p text:style-name="P32">Option-2 Memory usage.<text:span text:style-name="T22"> <text:s/>This is probably the most general of the options, but also one of the most important. <text:s/>One initial comment is that the ability for Multiply, Gaussian and Transpose to work by chopping on disk should reduce the importance somewhat, in that instead of failing though insufficient memory, meataxe64 will (once these tricks are a reality) simply run a bit more slowly. <text:s/>Nevertheless it is hard to guess what the user wants, yet (I feel) a pain if the user has to decide, bearing in mind that (s)he has little idea of the consequences of the choice - much less than we do, anyway - and I feel we can and must make the default as robust as we possibly can.</text:span><text:span text:style-name="T23"> <text:s/></text:span><text:span text:style-name="T22">At the moment, meataxe64 works with a #define MEGABYTES value in tuning.h, so this must be chosen at compile time. <text:s/>This is far from ideal. <text:s/>Meataxe2000 has an option to each program to set it, and - to be honest - I feel this is even worse.</text:span><text:span text:style-name="T23"> <text:s/>It may be possible to determine the amount of memory at run-time, but it is much harder to guess what the user wants us to do. <text:s/>My best guess at the moment is to use as little memory as necessary to get the job done to within 5% of the minimum possible run time, but there will surely be occasions where the user is running a big long job, but wants to fiddle about with no danger of disturbing it.</text:span><text:span text:style-name="T24"> <text:s/>I am not aware of any method that fully meets with my approval.</text:span></text:p>
      <text:p text:style-name="P32"><text:span text:style-name="T23"/></text:p>
      <text:p text:style-name="P33">Option-3 Verbose/Quiet.<text:span text:style-name="T22"> <text:s/>As I see it, this is almost entirely a debugging issue, and it is therefore clear that these should go nowhere near the user. <text:s/>If feel that they should be outlawed </text:span><text:soft-page-break/><text:span text:style-name="T22">completely at the shell-script an program (the module containing "main") level, and ideally from the function level also. <text:s/>As the entire system builds so quickly these days, I feel that a #define in a low-level program is the best way to do this. <text:s/>Have I missed something?</text:span></text:p>
      <text:p text:style-name="P33"><text:span text:style-name="T22"/></text:p>
      <text:p text:style-name="P34">Option-4 Number of Generators. <text:span text:style-name="T22"><text:s/>I have always set this by default to two, and this is probably the most common complaint my system(s) have suffered from. <text:s/>OK . . . I get the message - it only took thirty years! <text:s/>I think the solution of giving all the generators as explicit file-names is good for a low-level program, but feel that the concept of a "representation" is also important for standard meataxing. <text:s/>The "algebra" file is one solution, and it has some considerable plus-points, but I am not yet convinced that this is the best way, and would like to talk this one through until we are both sick of it, and probably then some. <text:s/>I'd like to turn it from a pain-in-the-butt to a source of pride.</text:span></text:p>
      <text:p text:style-name="P34"><text:span text:style-name="T22"/></text:p>
      <text:p text:style-name="P34">Option-5 Maximum size to spin up to<text:span text:style-name="T22">. <text:s/>My feeling is that this should not be an option to the normal/simple invariant-subspace and split programs, but that zis2 and zsp2 can have a full list of options. <text:s/>If the user wants a program to hack, use zsp. <text:s/>If the user wants full functionality without programming, use zsp2. <text:s/>To be discussed.</text:span></text:p>
      <text:p text:style-name="P34"><text:span text:style-name="T22"/></text:p>
      <text:p text:style-name="P35">Option-6 Temporary workspace directory.<text:span text:style-name="T22"> <text:s/>My feeling here is similar to the last. <text:s/>We do not want to complicate zsp with this option, but zsp2 needs to take care of it. <text:s/>Probably several other programs will have this property also.</text:span></text:p>
      <text:p text:style-name="P35"><text:span text:style-name="T22"/></text:p>
      <text:p text:style-name="P36">Option-7 Number of threads.<text:span text:style-name="T22"> <text:s/>This is currently set in tuning.h and compiled it. <text:s/>It is only used in multiplication and Gaussian low-level (mezzanine) programs. <text:s/>A bit like memory, it is primarily a property of the computer, but occasionally we may want to run in "careful" mode without using too much of the machine.</text:span></text:p>
      <text:p text:style-name="P36"><text:span text:style-name="T22"/></text:p>
      <text:p text:style-name="P36">Option-8 Number of jobs.<text:span text:style-name="T22"> <text:s/>At the moment, the thread-farm has fixed sized arrays for the JOBs, MOJs and RDLs. <text:s/>Ideally these lists should be started at a small size and then grown as necessary, but the multi-thread locking of this growth phase has so-far defeated me, so that there is a MAXCHOP variable in tuning.h. <text:s/>If this is set too low, a program may fail due to inadequate arrays, but if set too high, noticeable time is wasted on small matrices initializing these arrays. <text:s/></text:span></text:p>
      <text:p text:style-name="P35"><text:span text:style-name="T22"/></text:p>
      <text:p text:style-name="P36"><text:span text:style-name="T22">There are probably others to consider here also.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Head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2.29cm" fo:page-height="28.94cm" style:num-format="1" style:print-orientation="portrait" fo:margin-top="1cm" fo:margin-bottom="1cm" fo:margin-left="0.9cm" fo:margin-right="2.4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2.29cm" fo:page-height="28.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arker</meta:initial-creator>
    <meta:creation-date>2011-02-22T04:16:32</meta:creation-date>
    <dc:date>2017-09-23T13:24:50.722364355</dc:date>
    <meta:editing-duration>P4DT6H55M58S</meta:editing-duration>
    <meta:editing-cycles>419</meta:editing-cycles>
    <meta:generator>LibreOffice/5.1.6.2$Linux_X86_64 LibreOffice_project/10m0$Build-2</meta:generator>
    <meta:printed-by>User </meta:printed-by>
    <meta:print-date>2012-07-06T16:23:45</meta:print-date>
    <meta:document-statistic meta:table-count="0" meta:image-count="0" meta:object-count="0" meta:page-count="7" meta:paragraph-count="57" meta:word-count="3377" meta:character-count="19656" meta:non-whitespace-character-count="16154"/>
  </office:meta>
</office:document-meta>
</file>